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02in"/>
    </style:style>
    <style:style style:name="co2" style:family="table-column">
      <style:table-column-properties fo:break-before="auto" style:column-width="1.2161in"/>
    </style:style>
    <style:style style:name="co3" style:family="table-column">
      <style:table-column-properties fo:break-before="auto" style:column-width="0.6835in"/>
    </style:style>
    <style:style style:name="co4" style:family="table-column">
      <style:table-column-properties fo:break-before="auto" style:column-width="1.5075in"/>
    </style:style>
    <style:style style:name="co5" style:family="table-column">
      <style:table-column-properties fo:break-before="auto" style:column-width="1.3299in"/>
    </style:style>
    <style:style style:name="co6" style:family="table-column">
      <style:table-column-properties fo:break-before="auto" style:column-width="1.4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ce1"/>
        <table:table-column table:style-name="co1" table:number-columns-repeated="1017" table:default-cell-style-name="Default"/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9341-Uno Basic Draw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9341-Uno Fast Draw</text:p>
          </table:table-cell>
          <table:table-cell table:style-name="Default" office:value-type="string" calcext:value-type="string">
            <text:p>Speedu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-----------------</text:p>
          </table:table-cell>
          <table:table-cell office:value-type="string" calcext:value-type="string">
            <text:p>----------</text:p>
          </table:table-cell>
          <table:table-cell table:number-columns-repeated="3" office:value-type="string" calcext:value-type="string">
            <text:p>-----------------</text:p>
          </table:table-cell>
          <table:table-cell table:style-name="Default" office:value-type="string" calcext:value-type="string">
            <text:p>-----------------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ill</text:p>
          </table:table-cell>
          <table:table-cell office:value-type="float" office:value="1321696" calcext:value-type="float">
            <text:p>1321696</text:p>
          </table:table-cell>
          <table:table-cell office:value-type="float" office:value="117784" calcext:value-type="float">
            <text:p>117784</text:p>
          </table:table-cell>
          <table:table-cell table:style-name="ce1" table:formula="of:=[.C5]/[.D5]" office:value-type="float" office:value="11.2213543435441" calcext:value-type="float">
            <text:p>11.22</text:p>
          </table:table-cell>
          <table:table-cell office:value-type="float" office:value="97404" calcext:value-type="float">
            <text:p>97404</text:p>
          </table:table-cell>
          <table:table-cell table:formula="of:=[.C5]/[.F5]" office:value-type="float" office:value="13.5692168699437" calcext:value-type="float">
            <text:p>13.5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xt</text:p>
          </table:table-cell>
          <table:table-cell office:value-type="float" office:value="117828" calcext:value-type="float">
            <text:p>117828</text:p>
          </table:table-cell>
          <table:table-cell office:value-type="float" office:value="54516" calcext:value-type="float">
            <text:p>54516</text:p>
          </table:table-cell>
          <table:table-cell table:style-name="ce1" table:formula="of:=[.C6]/[.D6]" office:value-type="float" office:value="2.16134712744882" calcext:value-type="float">
            <text:p>2.16</text:p>
          </table:table-cell>
          <table:table-cell office:value-type="float" office:value="53168" calcext:value-type="float">
            <text:p>53168</text:p>
          </table:table-cell>
          <table:table-cell table:formula="of:=[.C6]/[.F6]" office:value-type="float" office:value="2.21614504965393" calcext:value-type="float">
            <text:p>2.2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ines</text:p>
          </table:table-cell>
          <table:table-cell office:value-type="float" office:value="605668" calcext:value-type="float">
            <text:p>605668</text:p>
          </table:table-cell>
          <table:table-cell office:value-type="float" office:value="149116" calcext:value-type="float">
            <text:p>149116</text:p>
          </table:table-cell>
          <table:table-cell table:style-name="ce1" table:formula="of:=[.C7]/[.D7]" office:value-type="float" office:value="4.06172375868451" calcext:value-type="float">
            <text:p>4.06</text:p>
          </table:table-cell>
          <table:table-cell office:value-type="float" office:value="56252" calcext:value-type="float">
            <text:p>56252</text:p>
          </table:table-cell>
          <table:table-cell table:formula="of:=[.C7]/[.F7]" office:value-type="float" office:value="10.7670482827277" calcext:value-type="float">
            <text:p>10.7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oriz/Vert Lines</text:p>
          </table:table-cell>
          <table:table-cell office:value-type="float" office:value="125672" calcext:value-type="float">
            <text:p>125672</text:p>
          </table:table-cell>
          <table:table-cell office:value-type="float" office:value="12084" calcext:value-type="float">
            <text:p>12084</text:p>
          </table:table-cell>
          <table:table-cell table:style-name="ce1" table:formula="of:=[.C8]/[.D8]" office:value-type="float" office:value="10.3998675935121" calcext:value-type="float">
            <text:p>10.40</text:p>
          </table:table-cell>
          <table:table-cell office:value-type="float" office:value="9120" calcext:value-type="float">
            <text:p>9120</text:p>
          </table:table-cell>
          <table:table-cell table:formula="of:=[.C8]/[.F8]" office:value-type="float" office:value="13.7798245614035" calcext:value-type="float">
            <text:p>13.7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raw Rectangles</text:p>
          </table:table-cell>
          <table:table-cell office:value-type="float" office:value="83380" calcext:value-type="float">
            <text:p>83380</text:p>
          </table:table-cell>
          <table:table-cell office:value-type="float" office:value="9168" calcext:value-type="float">
            <text:p>9168</text:p>
          </table:table-cell>
          <table:table-cell table:style-name="ce1" table:formula="of:=[.C9]/[.D9]" office:value-type="float" office:value="9.09467713787086" calcext:value-type="float">
            <text:p>9.09</text:p>
          </table:table-cell>
          <table:table-cell office:value-type="float" office:value="6792" calcext:value-type="float">
            <text:p>6792</text:p>
          </table:table-cell>
          <table:table-cell table:formula="of:=[.C9]/[.F9]" office:value-type="float" office:value="12.2762073027091" calcext:value-type="float">
            <text:p>12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ill Rectangles</text:p>
          </table:table-cell>
          <table:table-cell office:value-type="float" office:value="3064596" calcext:value-type="float">
            <text:p>3064596</text:p>
          </table:table-cell>
          <table:table-cell office:value-type="float" office:value="244692" calcext:value-type="float">
            <text:p>244692</text:p>
          </table:table-cell>
          <table:table-cell table:style-name="ce1" table:formula="of:=[.C10]/[.D10]" office:value-type="float" office:value="12.5242999362464" calcext:value-type="float">
            <text:p>12.52</text:p>
          </table:table-cell>
          <table:table-cell office:value-type="float" office:value="206644" calcext:value-type="float">
            <text:p>206644</text:p>
          </table:table-cell>
          <table:table-cell table:formula="of:=[.C10]/[.F10]" office:value-type="float" office:value="14.8303168734635" calcext:value-type="float">
            <text:p>14.8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ill Circles</text:p>
          </table:table-cell>
          <table:table-cell office:value-type="float" office:value="637896" calcext:value-type="float">
            <text:p>637896</text:p>
          </table:table-cell>
          <table:table-cell office:value-type="float" office:value="134216" calcext:value-type="float">
            <text:p>134216</text:p>
          </table:table-cell>
          <table:table-cell table:style-name="ce1" table:formula="of:=[.C11]/[.D11]" office:value-type="float" office:value="4.75275675031293" calcext:value-type="float">
            <text:p>4.75</text:p>
          </table:table-cell>
          <table:table-cell office:value-type="float" office:value="115120" calcext:value-type="float">
            <text:p>115120</text:p>
          </table:table-cell>
          <table:table-cell table:formula="of:=[.C11]/[.F11]" office:value-type="float" office:value="5.54113968033357" calcext:value-type="float">
            <text:p>5.5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raw Circles</text:p>
          </table:table-cell>
          <table:table-cell office:value-type="float" office:value="307316" calcext:value-type="float">
            <text:p>307316</text:p>
          </table:table-cell>
          <table:table-cell office:value-type="float" office:value="83028" calcext:value-type="float">
            <text:p>83028</text:p>
          </table:table-cell>
          <table:table-cell table:style-name="ce1" table:formula="of:=[.C12]/[.D12]" office:value-type="float" office:value="3.70135376017729" calcext:value-type="float">
            <text:p>3.70</text:p>
          </table:table-cell>
          <table:table-cell office:value-type="float" office:value="92904" calcext:value-type="float">
            <text:p>92904</text:p>
          </table:table-cell>
          <table:table-cell table:formula="of:=[.C12]/[.F12]" office:value-type="float" office:value="3.30788771204684" calcext:value-type="float">
            <text:p>3.3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raw Triangles</text:p>
          </table:table-cell>
          <table:table-cell office:value-type="float" office:value="192564" calcext:value-type="float">
            <text:p>192564</text:p>
          </table:table-cell>
          <table:table-cell office:value-type="float" office:value="45608" calcext:value-type="float">
            <text:p>45608</text:p>
          </table:table-cell>
          <table:table-cell table:style-name="ce1" table:formula="of:=[.C13]/[.D13]" office:value-type="float" office:value="4.22215400806876" calcext:value-type="float">
            <text:p>4.22</text:p>
          </table:table-cell>
          <table:table-cell office:value-type="float" office:value="15540" calcext:value-type="float">
            <text:p>15540</text:p>
          </table:table-cell>
          <table:table-cell table:formula="of:=[.C13]/[.F13]" office:value-type="float" office:value="12.3915057915058" calcext:value-type="float">
            <text:p>12.3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ill Triangles</text:p>
          </table:table-cell>
          <table:table-cell office:value-type="float" office:value="1360872" calcext:value-type="float">
            <text:p>1360872</text:p>
          </table:table-cell>
          <table:table-cell office:value-type="float" office:value="433896" calcext:value-type="float">
            <text:p>433896</text:p>
          </table:table-cell>
          <table:table-cell table:style-name="ce1" table:formula="of:=[.C14]/[.D14]" office:value-type="float" office:value="3.13640134963217" calcext:value-type="float">
            <text:p>3.14</text:p>
          </table:table-cell>
          <table:table-cell office:value-type="float" office:value="331112" calcext:value-type="float">
            <text:p>331112</text:p>
          </table:table-cell>
          <table:table-cell table:formula="of:=[.C14]/[.F14]" office:value-type="float" office:value="4.11000507381188" calcext:value-type="float">
            <text:p>4.1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raw Rounded</text:p>
          </table:table-cell>
          <table:table-cell office:value-type="float" office:value="145428" calcext:value-type="float">
            <text:p>145428</text:p>
          </table:table-cell>
          <table:table-cell office:value-type="float" office:value="36440" calcext:value-type="float">
            <text:p>36440</text:p>
          </table:table-cell>
          <table:table-cell table:style-name="ce1" table:formula="of:=[.C15]/[.D15]" office:value-type="float" office:value="3.99088913282108" calcext:value-type="float">
            <text:p>3.99</text:p>
          </table:table-cell>
          <table:table-cell office:value-type="float" office:value="38116" calcext:value-type="float">
            <text:p>38116</text:p>
          </table:table-cell>
          <table:table-cell table:formula="of:=[.C15]/[.F15]" office:value-type="float" office:value="3.81540560394585" calcext:value-type="float">
            <text:p>3.8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ill Rounded</text:p>
          </table:table-cell>
          <table:table-cell office:value-type="float" office:value="3405668" calcext:value-type="float">
            <text:p>3405668</text:p>
          </table:table-cell>
          <table:table-cell office:value-type="float" office:value="519204" calcext:value-type="float">
            <text:p>519204</text:p>
          </table:table-cell>
          <table:table-cell table:style-name="ce1" table:formula="of:=[.C16]/[.D16]" office:value-type="float" office:value="6.55940246993475" calcext:value-type="float">
            <text:p>6.56</text:p>
          </table:table-cell>
          <table:table-cell office:value-type="float" office:value="504784" calcext:value-type="float">
            <text:p>504784</text:p>
          </table:table-cell>
          <table:table-cell table:formula="of:=[.C16]/[.F16]" office:value-type="float" office:value="6.74678278233858" calcext:value-type="float">
            <text:p>6.75</text:p>
          </table:table-cell>
          <table:table-cell table:number-columns-repeated="1017"/>
        </table:table-row>
        <table:table-row table:style-name="ro1" table:number-rows-repeated="18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5:52:31.802525254</meta:creation-date>
    <dc:date>2020-10-06T16:10:41.763911960</dc:date>
    <meta:editing-duration>PT7M59S</meta:editing-duration>
    <meta:editing-cycles>2</meta:editing-cycles>
    <meta:generator>LibreOffice/6.4.6.2$Linux_X86_64 LibreOffice_project/40$Build-2</meta:generator>
    <meta:document-statistic meta:table-count="1" meta:cell-count="84" meta:object-count="0"/>
  </office:meta>
</office:document-meta>
</file>